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2" style:family="paragraph" style:parent-style-name="Standard">
      <style:text-properties officeooo:rsid="0031b2f4" officeooo:paragraph-rsid="0031b2f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0" style:family="paragraph" style:parent-style-name="Standard">
      <style:text-properties style:font-name="Times New Roman" fo:font-size="10pt" fo:font-style="italic" officeooo:paragraph-rsid="00230820" style:font-size-asian="10pt" style:font-style-asian="italic" style:font-size-complex="10pt" style:font-style-complex="italic"/>
    </style:style>
    <style:style style:name="P31" style:family="paragraph" style:parent-style-name="Standard">
      <style:text-properties officeooo:rsid="0031b2f4" officeooo:paragraph-rsid="0031b2f4"/>
    </style:style>
    <style:style style:name="P32" style:family="paragraph" style:parent-style-name="Standard">
      <style:text-properties fo:font-size="9pt" officeooo:rsid="00355b77" officeooo:paragraph-rsid="00355b77" style:font-size-asian="9pt" style:font-size-complex="9pt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7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1a10" officeooo:paragraph-rsid="00341a10" style:font-size-asian="10pt" style:font-size-complex="10pt"/>
    </style:style>
    <style:style style:name="P38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officeooo:paragraph-rsid="00341a10"/>
    </style:style>
    <style:style style:name="P39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officeooo:rsid="00341a10" officeooo:paragraph-rsid="00341a10"/>
    </style:style>
    <style:style style:name="P40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officeooo:rsid="0034b1d5" officeooo:paragraph-rsid="0034b1d5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41a10" officeooo:paragraph-rsid="00341a10" style:font-size-asian="10pt" style:font-size-complex="10pt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45" style:family="paragraph" style:parent-style-name="Preformatted_20_Text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a9b7c6" style:font-name="DejaVu Sans Mono" officeooo:paragraph-rsid="00341a10"/>
    </style:style>
    <style:style style:name="P46" style:family="paragraph" style:parent-style-name="Preformatted_20_Text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a9b7c6" style:font-name="DejaVu Sans Mono" officeooo:rsid="00341a10" officeooo:paragraph-rsid="00341a10"/>
    </style:style>
    <style:style style:name="P47" style:family="paragraph" style:parent-style-name="Preformatted_20_Text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a9b7c6" style:font-name="DejaVu Sans Mono" officeooo:rsid="0034b1d5" officeooo:paragraph-rsid="0034b1d5"/>
    </style:style>
    <style:style style:name="P4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fo:color="#a9b7c6" style:font-name="DejaVu Sans Mono" fo:font-size="10pt" officeooo:rsid="00341a10" officeooo:paragraph-rsid="00341a10" style:font-size-asian="10pt" style:font-size-complex="10pt"/>
    </style:style>
    <style:style style:name="P49" style:family="paragraph">
      <loext:graphic-properties draw:fill-color="#ffffff"/>
    </style:style>
    <style:style style:name="P5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2d03c7"/>
    </style:style>
    <style:style style:name="T5" style:family="text">
      <style:text-properties style:font-name="Times New Roman" style:text-underline-style="solid" style:text-underline-width="auto" style:text-underline-color="font-color" officeooo:rsid="00355b77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41a10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30820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23e8b6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d03c7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1b2f4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55b77" style:font-size-asian="10pt" style:font-size-complex="10pt"/>
    </style:style>
    <style:style style:name="T17" style:family="text">
      <style:text-properties style:font-name="Times New Roman" fo:font-size="10pt" fo:language="en" fo:country="US" style:font-size-asian="10pt" style:font-size-complex="10pt"/>
    </style:style>
    <style:style style:name="T18" style:family="text">
      <style:text-properties style:font-name="Times New Roman" fo:font-size="10pt" fo:language="en" fo:country="US" officeooo:rsid="000fe570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2d03c7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355b77" style:font-size-asian="10pt" style:font-size-complex="10pt"/>
    </style:style>
    <style:style style:name="T2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color="#bbb529"/>
    </style:style>
    <style:style style:name="T27" style:family="text">
      <style:text-properties fo:color="#bbb529" style:font-name="Times New Roman" fo:font-size="10pt" style:font-size-asian="10pt" style:font-size-complex="10pt"/>
    </style:style>
    <style:style style:name="T28" style:family="text">
      <style:text-properties fo:color="#bbb529" style:font-name="Times New Roman" fo:font-size="10pt" officeooo:rsid="00341a10" style:font-size-asian="10pt" style:font-size-complex="10pt"/>
    </style:style>
    <style:style style:name="T29" style:family="text">
      <style:text-properties fo:color="#6a8759"/>
    </style:style>
    <style:style style:name="T30" style:family="text">
      <style:text-properties fo:color="#6a8759" style:font-name="DejaVu Sans Mono"/>
    </style:style>
    <style:style style:name="T31" style:family="text">
      <style:text-properties fo:color="#6a8759" style:font-name="Times New Roman" fo:font-size="10pt" style:font-size-asian="10pt" style:font-size-complex="10pt"/>
    </style:style>
    <style:style style:name="T32" style:family="text">
      <style:text-properties fo:color="#6a8759" style:font-name="Times New Roman" fo:font-size="10pt" officeooo:rsid="00341a10" style:font-size-asian="10pt" style:font-size-complex="10pt"/>
    </style:style>
    <style:style style:name="T33" style:family="text">
      <style:text-properties fo:color="#cc7832"/>
    </style:style>
    <style:style style:name="T34" style:family="text">
      <style:text-properties fo:color="#cc7832" fo:font-weight="bold"/>
    </style:style>
    <style:style style:name="T35" style:family="text">
      <style:text-properties fo:color="#cc7832" style:font-name="DejaVu Sans Mono"/>
    </style:style>
    <style:style style:name="T36" style:family="text">
      <style:text-properties fo:color="#cc7832" style:font-name="DejaVu Sans Mono" fo:font-weight="bold"/>
    </style:style>
    <style:style style:name="T37" style:family="text">
      <style:text-properties fo:color="#cc7832" style:font-name="Times New Roman" fo:font-size="10pt" fo:font-weight="bold" style:font-size-asian="10pt" style:font-size-complex="10pt"/>
    </style:style>
    <style:style style:name="T38" style:family="text">
      <style:text-properties style:font-name="DejaVu Sans Mono"/>
    </style:style>
    <style:style style:name="T39" style:family="text">
      <style:text-properties fo:color="#6897bb" style:font-name="DejaVu Sans Mono"/>
    </style:style>
    <style:style style:name="T40" style:family="text">
      <style:text-properties fo:color="#ffc66d" style:font-name="Times New Roman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5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field:fieldmark-start text:name="__Fieldmark__5_78354563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5"><text:span text:style-name="T2">Отчёт по лабораторной работе</text:span><text:span text:style-name="T1"> №</text:span><text:span text:style-name="T3"><text:tab/></text:span><text:span text:style-name="T5">10</text:span><text:span text:style-name="T3"><text:tab/></text:span><text:span text:style-name="T1"> по курсу </text:span><text:span text:style-name="T3"><text:tab/>1<text:tab/></text:span></text:p>
            <text:p text:style-name="P6"><text:span text:style-name="T6">студента группы </text:span><text:span text:style-name="T9">102</text:span><text:span text:style-name="T6"> <text:s text:c="2"/></text:span><text:span text:style-name="T8"><text:tab/></text:span><text:span text:style-name="T9">Баталова М.А.</text:span><text:span text:style-name="T8"><text:tab/><text:tab/><text:tab/></text:span><text:span text:style-name="T6">, № по списку <text:s/></text:span><text:span text:style-name="T8"><text:tab/></text:span><text:span text:style-name="T9">3</text:span><text:span text:style-name="T8"><text:tab/></text:span></text:p>
            <text:p text:style-name="P6"><text:span text:style-name="T6">Адреса </text:span><text:span text:style-name="T17">www</text:span><text:span text:style-name="T6">, </text:span><text:span text:style-name="T17">e</text:span><text:span text:style-name="T6">-</text:span><text:span text:style-name="T17">mail</text:span><text:span text:style-name="T6">, </text:span><text:span text:style-name="T17">jabber</text:span><text:span text:style-name="T6">, </text:span><text:span text:style-name="T17">skype</text:span><text:span text:style-name="T6"> </text:span><text:span text:style-name="T8"><text:tab/></text:span><text:span text:style-name="T20">etrymax@gmail.com</text:span><text:span text:style-name="T8"><text:tab/><text:tab/><text:tab/><text:tab/></text:span></text:p>
            <text:p text:style-name="P6"><text:span text:style-name="T6">Работа выполнена: “</text:span><text:span text:style-name="T8"> </text:span><text:span text:style-name="T16">17</text:span><text:span text:style-name="T8"> <text:s text:c="2"/></text:span><text:span text:style-name="T6">“ </text:span><text:span text:style-name="T8"><text:tab/></text:span><text:span text:style-name="T16">но</text:span><text:span text:style-name="T12">ября</text:span><text:span text:style-name="T8"><text:tab/><text:tab/></text:span><text:span text:style-name="T6"> 2018</text:span><text:span text:style-name="T8"><text:tab/></text:span><text:span text:style-name="T6">г.<text:tab/><text:tab/></text:span></text:p>
            <text:p text:style-name="P6"><text:span text:style-name="T6">Преподаватель:</text:span><text:span text:style-name="T8"><text:tab/><text:tab/></text:span><text:span text:style-name="T6"> каф.806 </text:span><text:span text:style-name="T8"><text:tab/>Ефименко Н.А.<text:tab/><text:tab/><text:tab/><text:tab/></text:span></text:p>
            <text:p text:style-name="P6"><text:span text:style-name="T6">Входной контроль знаний с оценкой </text:span><text:span text:style-name="T8"><text:tab/><text:tab/><text:tab/><text:tab/><text:tab/></text:span></text:p>
            <text:p text:style-name="P6"><text:span text:style-name="T6">Отчёт сдан “</text:span><text:span text:style-name="T8"> <text:s text:c="2"/></text:span><text:span text:style-name="T6">“ </text:span><text:span text:style-name="T8"><text:tab/></text:span><text:span text:style-name="T12">октября</text:span><text:span text:style-name="T8"><text:tab/></text:span><text:span text:style-name="T6"> 2018</text:span><text:span text:style-name="T8"><text:tab/></text:span><text:span text:style-name="T6">г., итоговая оценка </text:span><text:span text:style-name="T8"><text:tab/><text:tab/></text:span></text:p>
            <text:p text:style-name="P6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7"/>
      <text:list xml:id="list2760225360195037959" text:style-name="WWNum1">
        <text:list-item>
          <text:p text:style-name="P34"><text:span text:style-name="T23">Тема</text:span><text:span text:style-name="T6">: <text:s/></text:span><text:span text:style-name="T22">Отлидчик системы программирования ОС UNIX</text:span></text:p>
        </text:list-item>
      </text:list>
      <text:p text:style-name="P8"/>
      <text:list xml:id="list110129795978060" text:continue-numbering="true" text:style-name="WWNum1">
        <text:list-item>
          <text:p text:style-name="P35"><text:span text:style-name="T23">Цель работы</text:span><text:span text:style-name="T6">: <text:s/></text:span><text:span text:style-name="T12">Научится </text:span><text:span text:style-name="T16">дебажить код на СИ</text:span></text:p>
        </text:list-item>
      </text:list>
      <text:p text:style-name="P8"/>
      <text:list xml:id="list110128600615684" text:continue-numbering="true" text:style-name="WWNum1">
        <text:list-item>
          <text:p text:style-name="P33"><text:span text:style-name="T23">Задание</text:span><text:span text:style-name="T6"> (</text:span><text:span text:style-name="T24">вариант №</text:span><text:span text:style-name="T6">): <text:s/></text:span><text:span text:style-name="T16">Дебаг программы из ЛР №8</text:span></text:p>
        </text:list-item>
      </text:list>
      <text:p text:style-name="P8"/>
      <text:list xml:id="list110130302253165" text:continue-numbering="true" text:style-name="WWNum1">
        <text:list-item>
          <text:p text:style-name="P33"><text:span text:style-name="T23">Оборудование</text:span><text:span text:style-name="T6"> (</text:span><text:span text:style-name="T24">лабораторное</text:span><text:span text:style-name="T6">):</text:span></text:p>
        </text:list-item>
      </text:list>
      <text:p text:style-name="P21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23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23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Оборудование ПЭВМ студента, если использовалось:</text:p>
      <text:p text:style-name="P23"><text:span text:style-name="T6">Процессор</text:span><text:span text:style-name="T17"> </text:span><text:span text:style-name="T19"><text:tab/>Intel </text:span><text:span text:style-name="T20">pentium n4200</text:span><text:span text:style-name="T17">, </text:span><text:span text:style-name="T6">ОП</text:span><text:span text:style-name="T17"> </text:span><text:span text:style-name="T20">5900</text:span><text:span text:style-name="T17"> </text:span><text:span text:style-name="T6">МБ</text:span><text:span text:style-name="T17">, </text:span><text:span text:style-name="T6">НМД</text:span><text:span text:style-name="T17"> </text:span><text:span text:style-name="T20">5.7</text:span><text:span text:style-name="T19"><text:tab/></text:span><text:span text:style-name="T17"> </text:span><text:span text:style-name="T18">ГБ</text:span><text:span text:style-name="T17">. </text:span><text:span text:style-name="T6">Монитор </text:span><text:span text:style-name="T8"><text:tab/></text:span><text:span text:style-name="T19">TFT</text:span><text:span text:style-name="T8">, встроенный<text:tab/></text:span></text:p>
      <text:p text:style-name="P23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10129037474896" text:continue-numbering="true" text:style-name="WWNum1">
        <text:list-item>
          <text:p text:style-name="P33"><text:span text:style-name="T23">Программное обеспечение</text:span><text:span text:style-name="T6"> (</text:span><text:span text:style-name="T24">лабораторное</text:span><text:span text:style-name="T6">):</text:span></text:p>
        </text:list-item>
      </text:list>
      <text:p text:style-name="P21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1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1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1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1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1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Программное обеспечение ЭВМ студента, если использовалось:</text:p>
      <text:p text:style-name="P21"><text:span text:style-name="T6">Операционная система семейства </text:span><text:span text:style-name="T8"><text:tab/></text:span><text:span text:style-name="T19">UNIX</text:span><text:span text:style-name="T8"><text:tab/></text:span><text:span text:style-name="T6">, наименование </text:span><text:span text:style-name="T8"><text:tab/></text:span><text:span text:style-name="T20">Debian</text:span><text:span text:style-name="T8"><text:tab/></text:span><text:span text:style-name="T6"> версия </text:span><text:span text:style-name="T8"><text:tab/></text:span><text:span text:style-name="T9">9.5</text:span><text:span text:style-name="T8"><text:tab/></text:span></text:p>
      <text:p text:style-name="P21"><text:span text:style-name="T6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6"> версия </text:span><text:span text:style-name="T8"><text:tab/></text:span><text:span text:style-name="T9">4.4.12</text:span><text:span text:style-name="T8"><text:tab/><text:tab/></text:span></text:p>
      <text:p text:style-name="P21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1"><text:span text:style-name="T6">Редактор текстов </text:span><text:span text:style-name="T8"><text:tab/><text:tab/></text:span><text:span text:style-name="T20">nano</text:span><text:span text:style-name="T8"><text:tab/><text:tab/><text:tab/><text:tab/><text:tab/><text:tab/></text:span><text:span text:style-name="T6"> версия </text:span><text:span text:style-name="T8"><text:tab/></text:span><text:span text:style-name="T19"> <text:s text:c="2"/></text:span><text:span text:style-name="T8"><text:tab/></text:span></text:p>
      <text:p text:style-name="P21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1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6"/>
      <text:p text:style-name="P26"/>
      <text:p text:style-name="P26"/>
      <text:p text:style-name="P26"/>
      <text:p text:style-name="P26"/>
      <text:list xml:id="list110128927769251" text:continue-numbering="true" text:style-name="WWNum1">
        <text:list-item>
          <text:p text:style-name="P33"><text:span text:style-name="T23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header>
                      <text:p text:style-name="P37"/>
                      <text:p text:style-name="P37"/>
                    </text:list-header>
                  </text:list>
                </text:list-item>
              </text:list>
            </text:list-item>
          </text:list>
        </text:list-item>
      </text:list>
      <text:p text:style-name="P41"><text:soft-page-break/>Ошибка препоцессора </text:p>
      <text:p text:style-name="P48"><text:span text:style-name="T26">#include </text:span><text:span text:style-name="T29">&lt;stdio.h&gt;</text:span></text:p>
      <text:p text:style-name="P42"><text:span text:style-name="T26">#inclide </text:span>&lt;sd&gt;</text:p>
      <text:p text:style-name="P42"><text:span text:style-name="T34">int </text:span>factor(<text:span text:style-name="T34">int </text:span>n) {</text:p>
      <text:p text:style-name="P43"><text:s text:c="4"/><text:span text:style-name="T36">return </text:span><text:span text:style-name="T38">n == </text:span><text:span text:style-name="T39">1 </text:span><text:span text:style-name="T38">? </text:span><text:span text:style-name="T39">1 </text:span><text:span text:style-name="T38">: factor(n - </text:span><text:span text:style-name="T39">1</text:span><text:span text:style-name="T38">)*n</text:span><text:span text:style-name="T35">;</text:span></text:p>
      <text:p text:style-name="P42">}</text:p>
      <text:p text:style-name="P42"><text:span text:style-name="T34">int </text:span>main() {</text:p>
      <text:p text:style-name="P43"><text:s text:c="4"/><text:span text:style-name="T36">int </text:span><text:span text:style-name="T38">n</text:span><text:span text:style-name="T35">;</text:span></text:p>
      <text:p text:style-name="P43"><text:span text:style-name="T33"><text:s text:c="4"/></text:span><text:span text:style-name="T36">for </text:span><text:span text:style-name="T38">(</text:span><text:span text:style-name="T36">int </text:span><text:span text:style-name="T38">i = </text:span><text:span text:style-name="T39">1</text:span><text:span text:style-name="T35">; </text:span><text:span text:style-name="T38">i &lt;= </text:span><text:span text:style-name="T39">15</text:span><text:span text:style-name="T35">; </text:span><text:span text:style-name="T38">++i) {</text:span></text:p>
      <text:p text:style-name="P43"><text:s text:c="8"/><text:span text:style-name="T38">printf(</text:span><text:span text:style-name="T30">"%d %d</text:span><text:span text:style-name="T35">\n</text:span><text:span text:style-name="T30">"</text:span><text:span text:style-name="T35">,</text:span><text:span text:style-name="T38">i</text:span><text:span text:style-name="T35">, </text:span><text:span text:style-name="T38">factor(i))</text:span><text:span text:style-name="T35">;</text:span></text:p>
      <text:p text:style-name="P43"><text:span text:style-name="T33"><text:s text:c="4"/></text:span><text:span text:style-name="T38">}</text:span></text:p>
      <text:p text:style-name="P43"><text:s text:c="4"/></text:p>
      <text:p text:style-name="P44">}</text:p>
      <text:p text:style-name="P38"><text:span text:style-name="T7">Ошибка компилятора</text:span></text:p>
      <text:p text:style-name="P45"><text:span text:style-name="T28">#include </text:span><text:span text:style-name="T32">&lt;stdio.h&gt;</text:span></text:p>
      <text:p text:style-name="P42"><text:span text:style-name="T34">int </text:span>factor(<text:span text:style-name="T34">int </text:span>n) {</text:p>
      <text:p text:style-name="P43"><text:s text:c="4"/><text:span text:style-name="T36">return </text:span><text:span text:style-name="T38">n == </text:span><text:span text:style-name="T39">1 </text:span><text:span text:style-name="T38">? </text:span><text:span text:style-name="T39">1 </text:span><text:span text:style-name="T38">: factor(n - </text:span><text:span text:style-name="T39">1</text:span><text:span text:style-name="T38">)*n</text:span><text:span text:style-name="T35">;</text:span></text:p>
      <text:p text:style-name="P42">}</text:p>
      <text:p text:style-name="P42"><text:span text:style-name="T34">int </text:span>main() {</text:p>
      <text:p text:style-name="P43"><text:s text:c="4"/><text:span text:style-name="T36">int </text:span><text:span text:style-name="T38">n</text:span><text:span text:style-name="T35">;</text:span></text:p>
      <text:p text:style-name="P43"><text:span text:style-name="T33"><text:s text:c="4"/></text:span><text:span text:style-name="T36">for </text:span><text:span text:style-name="T38">(</text:span><text:span text:style-name="T36">int </text:span><text:span text:style-name="T38">i = </text:span><text:span text:style-name="T39">1</text:span><text:span text:style-name="T35">; </text:span><text:span text:style-name="T38">i &lt;= </text:span><text:span text:style-name="T39">15</text:span><text:span text:style-name="T35">; </text:span><text:span text:style-name="T38">++i) {</text:span></text:p>
      <text:p text:style-name="P43"><text:s text:c="8"/><text:span text:style-name="T38">printf(</text:span><text:span text:style-name="T30">"%d %d</text:span><text:span text:style-name="T35">\n</text:span><text:span text:style-name="T30">"</text:span><text:span text:style-name="T35">,</text:span><text:span text:style-name="T38">i</text:span><text:span text:style-name="T35">, </text:span><text:span text:style-name="T38">factor(i))</text:span><text:span text:style-name="T35">;</text:span></text:p>
      <text:p text:style-name="P43"><text:span text:style-name="T33"><text:s text:c="4"/></text:span><text:span text:style-name="T38">}</text:span></text:p>
      <text:p text:style-name="P43"><text:s text:c="4"/><text:span text:style-name="T38">a=</text:span><text:span text:style-name="T39">5</text:span><text:span text:style-name="T35">;</text:span></text:p>
      <text:p text:style-name="P44">}</text:p>
      <text:p text:style-name="P39"><text:span text:style-name="T6">Ошибка листинга</text:span></text:p>
      <text:p text:style-name="P40"><text:span text:style-name="T6">link.c</text:span></text:p>
      <text:p text:style-name="P46"><text:span text:style-name="T37">int </text:span><text:span text:style-name="T40">a</text:span><text:span text:style-name="T6">() {</text:span></text:p>
      <text:p text:style-name="P43"><text:s text:c="4"/><text:span text:style-name="T36">return </text:span><text:span text:style-name="T39">5</text:span><text:span text:style-name="T35">;</text:span></text:p>
      <text:p text:style-name="P44">}</text:p>
      <text:p text:style-name="P40"><text:span text:style-name="T6">factor.c</text:span></text:p>
      <text:p text:style-name="P47"><text:span text:style-name="T27">#include </text:span><text:span text:style-name="T31">&lt;stdio.h&gt;</text:span></text:p>
      <text:p text:style-name="P42"><text:span text:style-name="T26">#include </text:span><text:span text:style-name="T29">"link.c"</text:span></text:p>
      <text:p text:style-name="P42"><text:span text:style-name="T34">int </text:span>factor(<text:span text:style-name="T34">int </text:span>n) {</text:p>
      <text:p text:style-name="P43"><text:s text:c="4"/><text:span text:style-name="T36">return </text:span><text:span text:style-name="T38">n == </text:span><text:span text:style-name="T39">1 </text:span><text:span text:style-name="T38">? </text:span><text:span text:style-name="T39">1 </text:span><text:span text:style-name="T38">: factor(n - </text:span><text:span text:style-name="T39">1</text:span><text:span text:style-name="T38">)*n</text:span><text:span text:style-name="T35">;</text:span></text:p>
      <text:p text:style-name="P42">}</text:p>
      <text:p text:style-name="P42"><text:span text:style-name="T34">int </text:span>main() {</text:p>
      <text:p text:style-name="P43"><text:s text:c="4"/><text:span text:style-name="T36">int </text:span><text:span text:style-name="T38">n</text:span><text:span text:style-name="T35">;</text:span></text:p>
      <text:p text:style-name="P43"><text:span text:style-name="T33"><text:s text:c="4"/></text:span><text:span text:style-name="T36">for </text:span><text:span text:style-name="T38">(</text:span><text:span text:style-name="T36">int </text:span><text:span text:style-name="T38">i = </text:span><text:span text:style-name="T39">1</text:span><text:span text:style-name="T35">; </text:span><text:span text:style-name="T38">i &lt;= </text:span><text:span text:style-name="T39">15</text:span><text:span text:style-name="T35">; </text:span><text:span text:style-name="T38">++i) {</text:span></text:p>
      <text:p text:style-name="P43"><text:s text:c="8"/><text:span text:style-name="T38">printf(</text:span><text:span text:style-name="T30">"%d %d</text:span><text:span text:style-name="T35">\n</text:span><text:span text:style-name="T30">"</text:span><text:span text:style-name="T35">,</text:span><text:span text:style-name="T38">i</text:span><text:span text:style-name="T35">, </text:span><text:span text:style-name="T38">factor(i))</text:span><text:span text:style-name="T35">;</text:span></text:p>
      <text:p text:style-name="P43"><text:span text:style-name="T33"><text:s text:c="4"/></text:span><text:span text:style-name="T38">}</text:span></text:p>
      <text:p text:style-name="P44">}</text:p>
      <text:p text:style-name="P40"><text:span text:style-name="T6">etryfly@etryfly:~/CLionProjects/untitled/lab10$ gcc -c factor.c </text:span></text:p>
      <text:p text:style-name="P40"><text:span text:style-name="T6">etryfly@etryfly:~/CLionProjects/untitled/lab10$ ls</text:span></text:p>
      <text:p text:style-name="P40"><text:span text:style-name="T6">factor.c <text:s/>factor.o <text:s/>link.c</text:span></text:p>
      <text:p text:style-name="P40"><text:span text:style-name="T6">etryfly@etryfly:~/CLionProjects/untitled/lab10$ gcc -c link.c</text:span></text:p>
      <text:p text:style-name="P40"><text:span text:style-name="T6">etryfly@etryfly:~/CLionProjects/untitled/lab10$ gcc link.o factor.o</text:span></text:p>
      <text:p text:style-name="P40"><text:span text:style-name="T6">factor.o: In function `a':</text:span></text:p>
      <text:p text:style-name="P40"><text:span text:style-name="T6">factor.c:(.text+0x0): multiple definition of `a'</text:span></text:p>
      <text:p text:style-name="P40"><text:span text:style-name="T6">link.o:link.c:(.text+0x0): first defined here</text:span></text:p>
      <text:p text:style-name="P40"><text:span text:style-name="T6">collect2: error: ld returned 1 exit status</text:span></text:p>
      <text:p text:style-name="P40"><text:span text:style-name="T6"/></text:p>
      <text:list xml:id="list110128389069434" text:continue-numbering="true" text:style-name="WWNum1">
        <text:list-item>
          <text:p text:style-name="P33"><text:soft-page-break/><text:span text:style-name="T23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3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13"/>
      <text:p text:style-name="P19"><text:span text:style-name="T6">Допущен к выполнению работы. Подпись преподавателя </text:span><text:span text:style-name="T8"><text:tab/><text:tab/><text:tab/><text:tab/></text:span></text:p>
      <text:p text:style-name="P9"/>
      <text:p text:style-name="P9"/>
      <text:p text:style-name="P12"/>
      <text:p text:style-name="P14"/>
      <text:p text:style-name="P14"/>
      <text:p text:style-name="P14"/>
      <text:list xml:id="list110129792335768" text:continue-numbering="true" text:style-name="WWNum1">
        <text:list-item>
          <text:p text:style-name="P33"><text:span text:style-name="T23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6"/>
      <text:p text:style-name="P2"/>
      <text:p text:style-name="P2"/>
      <text:p text:style-name="P32"/>
      <text:p text:style-name="P32">etryfly@etryfly:~/CLionProjects/untitled/lab10$ gcc -g factor.c</text:p>
      <text:p text:style-name="P32">etryfly@etryfly:~/CLionProjects/untitled/lab10$ ls</text:p>
      <text:p text:style-name="P32">a.out <text:s/>factor.c <text:s/>factor.o <text:s/>link.c <text:s/>link.o</text:p>
      <text:p text:style-name="P32">etryfly@etryfly:~/CLionProjects/untitled/lab10$ gdb a.out</text:p>
      <text:p text:style-name="P32">GNU gdb (Debian 7.12-6) 7.12.0.20161007-git</text:p>
      <text:p text:style-name="P32">Copyright (C) 2016 Free Software Foundation, Inc.</text:p>
      <text:p text:style-name="P32">License GPLv3+: GNU GPL version 3 or later &lt;http://gnu.org/licenses/gpl.html&gt;</text:p>
      <text:p text:style-name="P32">This is free software: you are free to change and redistribute it.</text:p>
      <text:p text:style-name="P32">There is NO WARRANTY, to the extent permitted by law. <text:s/>Type "show copying"</text:p>
      <text:p text:style-name="P32">and "show warranty" for details.</text:p>
      <text:p text:style-name="P32">This GDB was configured as "x86_64-linux-gnu".</text:p>
      <text:p text:style-name="P32">Type "show configuration" for configuration details.</text:p>
      <text:p text:style-name="P32">For bug reporting instructions, please see:</text:p>
      <text:p text:style-name="P32">&lt;http://www.gnu.org/software/gdb/bugs/&gt;.</text:p>
      <text:p text:style-name="P32">Find the GDB manual and other documentation resources online at:</text:p>
      <text:p text:style-name="P32">&lt;http://www.gnu.org/software/gdb/documentation/&gt;.</text:p>
      <text:p text:style-name="P32">For help, type "help".</text:p>
      <text:p text:style-name="P32">Type "apropos word" to search for commands related to "word"...</text:p>
      <text:p text:style-name="P32">Reading symbols from a.out...done.</text:p>
      <text:p text:style-name="P32">(gdb) list</text:p>
      <text:p text:style-name="P32">1<text:tab/>#include &lt;stdio.h&gt;</text:p>
      <text:p text:style-name="P32">2<text:tab/></text:p>
      <text:p text:style-name="P32">3<text:tab/></text:p>
      <text:p text:style-name="P32">4<text:tab/>int factor(int n) {</text:p>
      <text:p text:style-name="P32">5<text:tab/> <text:s text:c="3"/>return n == 1 ? 1 : factor(n - 1)*n;</text:p>
      <text:p text:style-name="P32">6<text:tab/>}</text:p>
      <text:p text:style-name="P32">7<text:tab/></text:p>
      <text:p text:style-name="P32">8<text:tab/>int main() {</text:p>
      <text:p text:style-name="P32">9<text:tab/> <text:s text:c="3"/>int n;</text:p>
      <text:p text:style-name="P32">10<text:tab/> <text:s text:c="3"/>for (int i = 1; i &lt;= 15; ++i) {</text:p>
      <text:p text:style-name="P32">(gdb) list</text:p>
      <text:p text:style-name="P32">11<text:tab/> <text:s text:c="7"/>printf("%d %d\n",i, factor(i));</text:p>
      <text:p text:style-name="P32">12<text:tab/> <text:s text:c="3"/>}</text:p>
      <text:p text:style-name="P32">13<text:tab/></text:p>
      <text:p text:style-name="P32">14<text:tab/>}</text:p>
      <text:p text:style-name="P32">15<text:tab/></text:p>
      <text:p text:style-name="P32">(gdb) run</text:p>
      <text:p text:style-name="P32">Starting program: /home/etryfly/CLionProjects/untitled/lab10/a.out </text:p>
      <text:p text:style-name="P32">1 1</text:p>
      <text:p text:style-name="P32">2 2</text:p>
      <text:p text:style-name="P32">3 6</text:p>
      <text:p text:style-name="P32">4 24</text:p>
      <text:p text:style-name="P32"><text:soft-page-break/>5 120</text:p>
      <text:p text:style-name="P32">6 720</text:p>
      <text:p text:style-name="P32">7 5040</text:p>
      <text:p text:style-name="P32">8 40320</text:p>
      <text:p text:style-name="P32">9 362880</text:p>
      <text:p text:style-name="P32">10 3628800</text:p>
      <text:p text:style-name="P32">11 39916800</text:p>
      <text:p text:style-name="P32">12 479001600</text:p>
      <text:p text:style-name="P32">13 1932053504</text:p>
      <text:p text:style-name="P32">14 1278945280</text:p>
      <text:p text:style-name="P32">15 2004310016</text:p>
      <text:p text:style-name="P32">[Inferior 1 (process 14915) exited normally]</text:p>
      <text:p text:style-name="P32">(gdb) break 5</text:p>
      <text:p text:style-name="P32">Breakpoint 1 at 0x5555555546bb: file factor.c, line 5.</text:p>
      <text:p text:style-name="P32">(gdb) run</text:p>
      <text:p text:style-name="P32">Starting program: /home/etryfly/CLionProjects/untitled/lab10/a.out </text:p>
      <text:p text:style-name="P32"/>
      <text:p text:style-name="P32">Breakpoint 1, factor (n=1) at factor.c:5</text:p>
      <text:p text:style-name="P32">5<text:tab/> <text:s text:c="3"/>return n == 1 ? 1 : factor(n - 1)*n;</text:p>
      <text:p text:style-name="P32">(gdb) step</text:p>
      <text:p text:style-name="P32">6<text:tab/>}</text:p>
      <text:p text:style-name="P32">(gdb) step</text:p>
      <text:p text:style-name="P32">1 1</text:p>
      <text:p text:style-name="P32">main () at factor.c:10</text:p>
      <text:p text:style-name="P32">10<text:tab/> <text:s text:c="3"/>for (int i = 1; i &lt;= 15; ++i) {</text:p>
      <text:p text:style-name="P32">(gdb) </text:p>
      <text:p text:style-name="P32">11<text:tab/> <text:s text:c="7"/>printf("%d %d\n",i, factor(i));</text:p>
      <text:p text:style-name="P32">(gdb) </text:p>
      <text:p text:style-name="P32"/>
      <text:p text:style-name="P32">Breakpoint 1, factor (n=2) at factor.c:5</text:p>
      <text:p text:style-name="P32">5<text:tab/> <text:s text:c="3"/>return n == 1 ? 1 : factor(n - 1)*n;</text:p>
      <text:p text:style-name="P32">(gdb) </text:p>
      <text:p text:style-name="P32"/>
      <text:p text:style-name="P32">Breakpoint 1, factor (n=1) at factor.c:5</text:p>
      <text:p text:style-name="P32">5<text:tab/> <text:s text:c="3"/>return n == 1 ? 1 : factor(n - 1)*n;</text:p>
      <text:p text:style-name="P32">(gdb) </text:p>
      <text:p text:style-name="P32">6<text:tab/>}</text:p>
      <text:p text:style-name="P32">(gdb) </text:p>
      <text:p text:style-name="P32">6<text:tab/>}</text:p>
      <text:p text:style-name="P32">(gdb) </text:p>
      <text:p text:style-name="P32">2 2</text:p>
      <text:p text:style-name="P32">main () at factor.c:10</text:p>
      <text:p text:style-name="P32">10<text:tab/> <text:s text:c="3"/>for (int i = 1; i &lt;= 15; ++i) {</text:p>
      <text:p text:style-name="P32">(gdb) </text:p>
      <text:p text:style-name="P32">11<text:tab/> <text:s text:c="7"/>printf("%d %d\n",i, factor(i));</text:p>
      <text:p text:style-name="P32">(gdb) print i</text:p>
      <text:p text:style-name="P32">$1 = 3</text:p>
      <text:p text:style-name="P32">(gdb) print n</text:p>
      <text:p text:style-name="P32">$2 = &lt;optimized out&gt;</text:p>
      <text:p text:style-name="P32">(gdb) </text:p>
      <text:p text:style-name="P32">$3 = &lt;optimized out&gt;</text:p>
      <text:p text:style-name="P32">(gdb) </text:p>
      <text:p text:style-name="P32">$4 = &lt;optimized out&gt;</text:p>
      <text:p text:style-name="P32">(gdb) </text:p>
      <text:p text:style-name="P32">$5 = &lt;optimized out&gt;</text:p>
      <text:p text:style-name="P32">(gdb) step</text:p>
      <text:p text:style-name="P32"/>
      <text:p text:style-name="P32">Breakpoint 1, factor (n=3) at factor.c:5</text:p>
      <text:p text:style-name="P32">5<text:tab/> <text:s text:c="3"/>return n == 1 ? 1 : factor(n - 1)*n;</text:p>
      <text:p text:style-name="P32">(gdb) </text:p>
      <text:p text:style-name="P32"/>
      <text:p text:style-name="P32">Breakpoint 1, factor (n=2) at factor.c:5</text:p>
      <text:p text:style-name="P32">5<text:tab/> <text:s text:c="3"/>return n == 1 ? 1 : factor(n - 1)*n;</text:p>
      <text:p text:style-name="P32">(gdb) </text:p>
      <text:p text:style-name="P32"/>
      <text:p text:style-name="P32">Breakpoint 1, factor (n=1) at factor.c:5</text:p>
      <text:p text:style-name="P32">5<text:tab/> <text:s text:c="3"/>return n == 1 ? 1 : factor(n - 1)*n;</text:p>
      <text:p text:style-name="P32">(gdb) </text:p>
      <text:p text:style-name="P32">6<text:tab/>}</text:p>
      <text:p text:style-name="P32">(gdb) </text:p>
      <text:p text:style-name="P32">6<text:tab/>}</text:p>
      <text:p text:style-name="P32">(gdb) </text:p>
      <text:p text:style-name="P32"><text:soft-page-break/>6<text:tab/>}</text:p>
      <text:p text:style-name="P32">(gdb) </text:p>
      <text:p text:style-name="P32">3 6</text:p>
      <text:p text:style-name="P32">main () at factor.c:10</text:p>
      <text:p text:style-name="P32">10<text:tab/> <text:s text:c="3"/>for (int i = 1; i &lt;= 15; ++i) {</text:p>
      <text:p text:style-name="P32">(gdb) </text:p>
      <text:p text:style-name="P32">11<text:tab/> <text:s text:c="7"/>printf("%d %d\n",i, factor(i));</text:p>
      <text:p text:style-name="P32">(gdb) </text:p>
      <text:p text:style-name="P32"/>
      <text:p text:style-name="P32">Breakpoint 1, factor (n=4) at factor.c:5</text:p>
      <text:p text:style-name="P32">5<text:tab/> <text:s text:c="3"/>return n == 1 ? 1 : factor(n - 1)*n;</text:p>
      <text:p text:style-name="P32">(gdb) print n</text:p>
      <text:p text:style-name="P32">$6 = 4</text:p>
      <text:p text:style-name="P32">(gdb) </text:p>
      <text:p text:style-name="P20"/>
      <text:p text:style-name="P1"/>
      <text:p text:style-name="P17"/>
      <text:list xml:id="list110129894281389" text:continue-numbering="true" text:style-name="WWNum1">
        <text:list-item>
          <text:p text:style-name="P36"><text:span text:style-name="T23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10"/>
      <text:list xml:id="list110128954785897" text:continue-numbering="true" text:style-name="WWNum1">
        <text:list-item>
          <text:p text:style-name="P33"><text:span text:style-name="T6">Замечание автора по существу работы </text:span><text:span text:style-name="T10">Замечаний нет</text:span></text:p>
        </text:list-item>
      </text:list>
      <text:p text:style-name="P25"/>
      <text:list xml:id="list110128431017985" text:continue-numbering="true" text:style-name="WWNum1">
        <text:list-item>
          <text:p text:style-name="P33"><text:span text:style-name="T6">Выводы <text:s/></text:span><text:span text:style-name="T8"><text:tab/></text:span><text:span text:style-name="T10">В ходе работы научился </text:span><text:span text:style-name="T16">дебажить программы на языке СИ</text:span></text:p>
        </text:list-item>
      </text:list>
      <text:p text:style-name="P25"/>
      <text:p text:style-name="P22"><text:span text:style-name="T6">Недочеты, допущенные при выполнении задания, могут быть устранены следующим образом </text:span><text:span text:style-name="T8"><text:tab/></text:span></text:p>
      <text:p text:style-name="P22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9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1-17T11:01:28.087699428</dc:date>
    <meta:print-date>2006-09-06T14:56:00</meta:print-date>
    <meta:editing-cycles>23</meta:editing-cycles>
    <meta:editing-duration>PT1H22M46S</meta:editing-duration>
    <meta:generator>LibreOffice/5.2.7.2$Linux_X86_64 LibreOffice_project/20m0$Build-2</meta:generator>
    <meta:document-statistic meta:table-count="2" meta:image-count="1" meta:object-count="0" meta:page-count="5" meta:paragraph-count="227" meta:word-count="999" meta:character-count="6751" meta:non-whitespace-character-count="5415"/>
    <meta:user-defined meta:name="Operator">comp</meta:user-defined>
  </office:meta>
</office:document-meta>
</file>